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E5D15F706C866A7C.png" manifest:media-type="image/png"/>
  <manifest:file-entry manifest:full-path="Pictures/1000020100000422000000A29E76D87C2CD2AC7E.png" manifest:media-type="image/png"/>
  <manifest:file-entry manifest:full-path="Pictures/1000020100000422000000B205ACA2D554BDCC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Heros1" svg:font-family="'TeX Gyre Heros'" style:font-pitch="variable"/>
    <style:font-face style:name="TeX Gyre Heros" svg:font-family="'TeX Gyre Hero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style:text-properties style:font-name="TeX Gyre Heros" fo:font-size="48pt" style:font-size-asian="24pt" style:font-size-complex="24pt"/>
    </style:style>
    <style:style style:name="P2" style:family="paragraph">
      <style:text-properties style:font-name="TeX Gyre Heros" fo:font-size="36pt" style:font-size-asian="24pt" style:font-size-complex="24pt"/>
    </style:style>
    <style:style style:name="P3" style:family="paragraph">
      <loext:graphic-properties draw:fill-color="#ffffff"/>
      <style:text-properties style:font-name="TeX Gyre Heros" fo:font-size="36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style:font-name="TeX Gyre Heros1"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text-properties style:font-name="TeX Gyre Heros1" fo:font-size="36pt" style:font-size-asian="36pt" style:font-size-complex="36pt"/>
    </style:style>
    <style:style style:name="T1" style:family="text">
      <style:text-properties style:font-name="TeX Gyre Heros" fo:font-size="48pt" style:font-size-asian="24pt" style:font-size-complex="24pt"/>
    </style:style>
    <style:style style:name="T2" style:family="text">
      <style:text-properties style:font-name="TeX Gyre Heros" fo:font-size="36pt" style:font-size-asian="24pt" style:font-size-complex="24pt"/>
    </style:style>
    <style:style style:name="T3" style:family="text">
      <style:text-properties style:font-name="TeX Gyre Heros1" fo:font-size="48pt" style:font-size-asian="48pt" style:font-size-complex="48pt"/>
    </style:style>
    <style:style style:name="T4" style:family="text">
      <style:text-properties style:font-name="TeX Gyre Heros1" fo:font-size="36pt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eX Gyre Heros1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<text:span text:style-name="T1">Three funerals and a wedding</text:span></text:p>
          </draw:text-box>
        </draw:frame>
        <draw:frame presentation:style-name="pr2" draw:text-style-name="P3" draw:layer="layout" svg:width="25.199cm" svg:height="3.2cm" svg:x="1.4cm" svg:y="12.6cm" presentation:class="subtitle" presentation:user-transformed="true">
          <draw:text-box>
            <text:p text:style-name="P2"><text:span text:style-name="T2">John Thor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Warnin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/>
            <text:p text:style-name="P6"><text:span text:style-name="T4">IT people like building new things; so they can be swept along by management delusions instead of saying, </text:span></text:p>
            <text:p text:style-name="P6"><text:span text:style-name="T4">No, that will not work.</text:span></text:p>
          </draw:text-box>
        </draw:frame>
        <draw:frame presentation:style-name="pr4" draw:layer="layout" svg:width="25.199cm" svg:height="3.506cm" svg:x="17.984cm" svg:y="3.106cm" presentation:class="title" presentation:user-transformed="true">
          <draw:text-box>
            <text:p>W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Laura Ashley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New IT system but business broken into Strategic Business Units each pursuing their own profit regardless of the impact on the company’s profit → terminal decline</text:span></text:p>
              </text:list-item>
              <text:list-item>
                <text:p text:style-name="P7"><text:span text:style-name="T4">If you ever come across an internal customer, show them the door as quickly as possible then change the locks (p. 21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Burton Group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Replace spreadsheets with database</text:span></text:p>
              </text:list-item>
              <text:list-item>
                <text:p text:style-name="P7"><text:span text:style-name="T4">No project plan; worked backwards from implementation date</text:span></text:p>
              </text:list-item>
              <text:list-item>
                <text:p text:style-name="P7"><text:span text:style-name="T4">Brooks: ‘adding extra resources to a late software project simply makes it later’</text:span></text:p>
              </text:list-item>
              <text:list-item>
                <text:p text:style-name="P7"><text:span text:style-name="T4">EMC provided storage free to enable them to improve their company profi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Dixons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Most of profit from Freeserve</text:span></text:p>
              </text:list-item>
              <text:list-item>
                <text:p text:style-name="P7"><text:span text:style-name="T4">Previous attempts at IT integration botched</text:span></text:p>
              </text:list-item>
              <text:list-item>
                <text:p text:style-name="P7"><text:span text:style-name="T4">Launched online presence but infrastructure provided by existing shop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Dixons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Buy French company Pixmania to give online presence to rival Amazon</text:span></text:p>
              </text:list-item>
              <text:list-item>
                <text:p text:style-name="P7"><text:span text:style-name="T4">Failed IT integration; Pixmania sold after two years</text:span></text:p>
              </text:list-item>
              <text:list-item>
                <text:p text:style-name="P7"><text:span text:style-name="T4">Lose &gt;£500M on projec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Compass Group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Successful integration of IT systems by focusing on simplicity</text:span></text:p>
              </text:list-item>
              <text:list-item>
                <text:p text:style-name="P7"><text:span text:style-name="T4">Pragmatic response to reporting from different systems</text:span></text:p>
              </text:list-item>
              <text:list-item>
                <text:p text:style-name="P7"><text:span text:style-name="T4">Train staff on another system, move them over and get rid of unwanted syst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easyJet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Outsourced everything to customer <text:s/>— direct access to their servers </text:span></text:p>
              </text:list-item>
              <text:list-item>
                <text:p text:style-name="P7"><text:span text:style-name="T4">Chose Airbus on grounds of lower total cost of ownership</text:span></text:p>
              </text:list-item>
              <text:list-item>
                <text:p text:style-name="P7"><text:span text:style-name="T5">Offered IT contract for 100% availability </text:span><text:span text:style-name="T4"><text:s text:c="2"/>— won by Savvi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T requests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Arrives at one company to find over 100 pending requests for IT facilities </text:span></text:p>
              </text:list-item>
              <text:list-item>
                <text:p text:style-name="P7"><text:span text:style-name="T4">Cancels all and requires business benefits and impact on organisation to be set out</text:span></text:p>
              </text:list-item>
              <text:list-item>
                <text:p text:style-name="P7"><text:span text:style-name="T4">Less than 10 re-submitte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Insights into impacts of management decisions on success of organisation </text:span></text:p>
              </text:list-item>
              <text:list-item>
                <text:p text:style-name="P7"><text:span text:style-name="T4">Poor copyediting <text:s/>— readers not led to but have to dig for key insights</text:span></text:p>
              </text:list-item>
            </text:list>
          </draw:text-box>
        </draw:frame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Strengths and weakness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Heros1" svg:font-family="'TeX Gyre Heros'" style:font-pitch="variable"/>
    <style:font-face style:name="TeX Gyre Heros" svg:font-family="'TeX Gyre Hero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9E76D87C2CD2AC7E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05ACA2D554BDCCB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E5D15F706C866A7C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4:55:37.490350193</meta:creation-date>
    <meta:editing-duration>PT22M6S</meta:editing-duration>
    <meta:editing-cycles>7</meta:editing-cycles>
    <meta:generator>LibreOffice/6.1.3.2$Linux_X86_64 LibreOffice_project/10$Build-2</meta:generator>
    <dc:title>Beehive</dc:title>
    <meta:initial-creator>John Hudson</meta:initial-creator>
    <dc:date>2019-01-08T15:25:06.867530355</dc:date>
    <dc:creator>John Hudson</dc:creator>
    <meta:document-statistic meta:object-count="76"/>
  </office:meta>
</office:document-meta>
</file>